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544cm" fo:min-width="6.35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782cm" fo:min-width="4.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43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544cm" fo:min-width="6.4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9cm" fo:min-width="6.318cm"/>
    </style:style>
    <style:style style:name="gr7" style:family="graphic" style:parent-style-name="standard">
      <style:graphic-properties draw:textarea-horizontal-align="justify" draw:textarea-vertical-align="middle" draw:auto-grow-height="false" fo:min-height="4.83cm" fo:min-width="6.9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style:font-name="Droid Serif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justify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text-align="justify"/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Droid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1.508cm" svg:y="1.762cm">
          <text:p text:style-name="P1"><text:span text:style-name="T1">Somewhere in </text:span><text:span text:style-name="T1">scripts, a </text:span></text:p>
          <text:p text:style-name="P1"><text:span text:style-name="T1">call is done</text:span></text:p>
          <text:p text:style-name="P1"><text:span text:style-name="T1"><text:s/></text:span><text:span text:style-name="T1">to install a </text:span></text:p>
          <text:p text:style-name="P1"><text:span text:style-name="T1">number of apps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66cm" svg:y1="3.159cm" svg:x2="9.636cm" svg:y2="3.159cm">
          <text:p/>
        </draw:line>
        <draw:custom-shape draw:style-name="gr3" draw:text-style-name="P4" draw:layer="layout" svg:width="5.08cm" svg:height="2.032cm" svg:x="10.398cm" svg:y="2.905cm">
          <text:p text:style-name="P1"><text:span text:style-name="T2">Counter = counter </text:span></text:p>
          <text:p text:style-name="P1"><text:span text:style-name="T2">+ 1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751cm" svg:height="1.345cm" svg:x="10.616cm" svg:y="1.56cm">
          <draw:text-box>
            <text:p text:style-name="P5"><text:span text:style-name="T3">Install Function runs as </text:span></text:p>
            <text:p text:style-name="P5"><text:span text:style-name="T3">long as there is input <text:s/></text:span></text:p>
          </draw:text-box>
        </draw:frame>
        <draw:line draw:style-name="gr2" draw:text-style-name="P3" draw:layer="layout" svg:x1="13.065cm" svg:y1="4.937cm" svg:x2="13.065cm" svg:y2="6.588cm">
          <text:p/>
        </draw:line>
        <draw:custom-shape draw:style-name="gr5" draw:text-style-name="P7" draw:layer="layout" svg:width="6.985cm" svg:height="2.794cm" svg:x="11.287cm" svg:y="6.588cm">
          <text:p text:style-name="P1"><text:span text:style-name="T1"><text:s/></text:span><text:span text:style-name="T1">Current array element is</text:span></text:p>
          <text:p text:style-name="P1"><text:span text:style-name="T1"><text:s/></text:span><text:span text:style-name="T1">passed </text:span></text:p>
          <text:p text:style-name="P1"><text:span text:style-name="T1">to a check function 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054cm" svg:height="5.969cm" svg:x="2.217cm" svg:y="6.334cm">
          <draw:text-box>
            <text:p text:style-name="P8"><text:span text:style-name="T1">This check will see if the </text:span></text:p>
            <text:p text:style-name="P8"><text:span text:style-name="T1">element name is equal to</text:span></text:p>
            <text:p text:style-name="P8"><text:span text:style-name="T1">certain app names that </text:span><text:span text:style-name="T1">need</text:span></text:p>
            <text:p text:style-name="P8"><text:span text:style-name="T1">more processing <text:s/>because </text:span><text:span text:style-name="T1">they </text:span></text:p>
            <text:p text:style-name="P8"><text:span text:style-name="T1">are not in default repos </text:span></text:p>
          </draw:text-box>
        </draw:frame>
        <draw:custom-shape draw:style-name="gr7" draw:text-style-name="P10" draw:layer="layout" svg:width="7.493cm" svg:height="5.08cm" svg:x="10.779cm" svg:y="13.192cm">
          <text:p text:style-name="P10"><text:span text:style-name="T1">An if/elf is run which handles </text:span></text:p>
          <text:p text:style-name="P10"><text:span text:style-name="T1">what commands to run based </text:span></text:p>
          <text:p text:style-name="P10"><text:span text:style-name="T1">on what distro is detected </text:span></text:p>
          <text:p text:style-name="P10"><text:span text:style-name="T1">(pacman, zypper, dnf, </text:span></text:p>
          <text:p text:style-name="P10"><text:span text:style-name="T1">or apt for example)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11cm" svg:y1="9.382cm" svg:x2="12.811cm" svg:y2="13.192cm">
          <text:p/>
        </draw:line>
        <draw:frame draw:style-name="gr8" draw:text-style-name="P6" draw:layer="layout" svg:width="5.942cm" svg:height="3.533cm" svg:x="4.456cm" svg:y="13.342cm">
          <draw:text-box>
            <text:p text:style-name="P5"><text:span text:style-name="T3">No special processing </text:span></text:p>
            <text:p text:style-name="P5"><text:span text:style-name="T3">is needed</text:span></text:p>
            <text:p text:style-name="P5"><text:span text:style-name="T3"/></text:p>
            <text:p text:style-name="P5"><text:span text:style-name="T3">This installs the package</text:span></text:p>
            <text:p text:style-name="P5"><text:span text:style-name="T3">With normal cli tools</text:span></text:p>
            <text:p text:style-name="P5"><text:span text:style-name="T3">- nothing special</text:span></text:p>
          </draw:text-box>
        </draw:frame>
        <draw:line draw:style-name="gr2" draw:text-style-name="P3" draw:layer="layout" svg:x1="18.272cm" svg:y1="8.112cm" svg:x2="23.479cm" svg:y2="8.112cm">
          <text:p/>
        </draw:line>
        <draw:frame draw:style-name="gr8" draw:text-style-name="P12" draw:layer="layout" svg:width="0.832cm" svg:height="0.878cm" svg:x="1.254cm" svg:y="20.23cm">
          <draw:text-box>
            <text:p text:style-name="P11"><text:span text:style-name="T4">=</text:span></text:p>
          </draw:text-box>
        </draw:frame>
        <draw:line draw:style-name="gr2" draw:text-style-name="P3" draw:layer="layout" svg:x1="13.827cm" svg:y1="18.399cm" svg:x2="13.827cm" svg:y2="20.177cm">
          <text:p/>
        </draw:line>
        <draw:line draw:style-name="gr2" draw:text-style-name="P3" draw:layer="layout" svg:x1="14.462cm" svg:y1="19.923cm" svg:x2="23.606cm" svg:y2="19.923cm">
          <text:p/>
        </draw:line>
        <draw:line draw:style-name="gr2" draw:text-style-name="P3" draw:layer="layout" svg:x1="24.114cm" svg:y1="19.796cm" svg:x2="24.114cm" svg:y2="3.032cm">
          <text:p/>
        </draw:line>
        <draw:line draw:style-name="gr2" draw:text-style-name="P3" draw:layer="layout" svg:x1="23.352cm" svg:y1="3.54cm" svg:x2="15.986cm" svg:y2="3.54cm">
          <text:p/>
        </draw:line>
        <draw:frame draw:style-name="gr8" draw:text-style-name="P12" draw:layer="layout" svg:width="5.273cm" svg:height="2.759cm" svg:x="18.341cm" svg:y="5.879cm">
          <draw:text-box>
            <text:p text:style-name="P11"><text:span text:style-name="T4">Check = yes ; </text:span></text:p>
            <text:p text:style-name="P11"><text:span text:style-name="T4">App already install </text:span></text:p>
            <text:p text:style-name="P11"><text:span text:style-name="T4">here </text:span></text:p>
            <text:p text:style-name="P11"><text:span text:style-name="T4"/></text:p>
          </draw:text-box>
        </draw:frame>
        <draw:frame draw:style-name="gr8" draw:text-style-name="P13" draw:layer="layout" svg:width="6.645cm" svg:height="1.542cm" svg:x="13.249cm" svg:y="10.525cm">
          <draw:text-box>
            <text:p><text:span text:style-name="T1">Check = no; aka app is in </text:span></text:p>
            <text:p><text:span text:style-name="T1">default distro repos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1T17:56:09.752988293</meta:creation-date>
    <dc:date>2017-07-03T18:09:38.353527443</dc:date>
    <meta:editing-duration>PT3H33M29S</meta:editing-duration>
    <meta:editing-cycles>13</meta:editing-cycles>
    <meta:generator>LibreOffice/5.3.1.2$Linux_X86_64 LibreOffice_project/30m0$Build-2</meta:generator>
    <meta:document-statistic meta:object-count="18"/>
  </office:meta>
</office:document-meta>
</file>